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7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timate_error_AIS30_spd0.5_CR12_noise0.5_0.2_6" table:style-name="ta1">
        <table:shapes>
          <draw:frame draw:z-index="0" draw:style-name="gr1" draw:text-style-name="P1" svg:width="6.3087in" svg:height="4.9571in" svg:x="9.1283in" svg:y="1.4535in">
            <draw:object draw:notify-on-update-of-ranges="'estimate_error_AIS30_spd0.5_CR12_noise0.5_0.2_6'.A2:'estimate_error_AIS30_spd0.5_CR12_noise0.5_0.2_6'.A44 'estimate_error_AIS30_spd0.5_CR12_noise0.5_0.2_6'.D2:'estimate_error_AIS30_spd0.5_CR12_noise0.5_0.2_6'.D44 'estimate_error_AIS30_spd0.5_CR12_noise0.5_0.2_6'.B2:'estimate_error_AIS30_spd0.5_CR12_noise0.5_0.2_6'.B44 'estimate_error_AIS30_spd0.5_CR12_noise0.5_0.2_6'.E2:'estimate_error_AIS30_spd0.5_CR12_noise0.5_0.2_6'.E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9.1606in" svg:y="6.7555in">
            <draw:object draw:notify-on-update-of-ranges="'estimate_error_AIS30_spd0.5_CR12_noise0.5_0.2_6'.C1:'estimate_error_AIS30_spd0.5_CR12_noise0.5_0.2_6'.C1 'estimate_error_AIS30_spd0.5_CR12_noise0.5_0.2_6'.C2:'estimate_error_AIS30_spd0.5_CR12_noise0.5_0.2_6'.C44 'estimate_error_AIS30_spd0.5_CR12_noise0.5_0.2_6'.F1:'estimate_error_AIS30_spd0.5_CR12_noise0.5_0.2_6'.F1 'estimate_error_AIS30_spd0.5_CR12_noise0.5_0.2_6'.F2:'estimate_error_AIS30_spd0.5_CR12_noise0.5_0.2_6'.F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5.815in" svg:y="2.3949in">
            <draw:object draw:notify-on-update-of-ranges="'estimate_error_AIS30_spd0.5_CR12_noise0.5_0.2_6'.G1:'estimate_error_AIS30_spd0.5_CR12_noise0.5_0.2_6'.G1 'estimate_error_AIS30_spd0.5_CR12_noise0.5_0.2_6'.G2:'estimate_error_AIS30_spd0.5_CR12_noise0.5_0.2_6'.G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x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yse</text:p>
          </table:table-cell>
          <table:table-cell office:value-type="string" calcext:value-type="string">
            <text:p>CR 12m, period 30s, speed 0.5ms-1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12.6453160020493" calcext:value-type="float">
            <text:p>12.6453160020493</text:p>
          </table:table-cell>
          <table:table-cell office:value-type="float" office:value="0.4846839979507" calcext:value-type="float">
            <text:p>0.4846839979507</text:p>
          </table:table-cell>
          <table:table-cell office:value-type="float" office:value="-32.94" calcext:value-type="float">
            <text:p>-32.94</text:p>
          </table:table-cell>
          <table:table-cell office:value-type="float" office:value="-32.8664498012368" calcext:value-type="float">
            <text:p>-32.8664498012368</text:p>
          </table:table-cell>
          <table:table-cell office:value-type="float" office:value="0.0735501987632006" calcext:value-type="float">
            <text:p>0.0735501987632006</text:p>
          </table:table-cell>
          <table:table-cell office:value-type="float" office:value="0.490232811639103" calcext:value-type="float">
            <text:p>0.49023281163910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.60741028930813" calcext:value-type="float">
            <text:p>1.60741028930813</text:p>
          </table:table-cell>
          <table:table-cell office:value-type="float" office:value="0.487410289308131" calcext:value-type="float">
            <text:p>0.487410289308131</text:p>
          </table:table-cell>
          <table:table-cell office:value-type="float" office:value="-24.35" calcext:value-type="float">
            <text:p>-24.35</text:p>
          </table:table-cell>
          <table:table-cell office:value-type="float" office:value="-25.4067797511212" calcext:value-type="float">
            <text:p>-25.4067797511212</text:p>
          </table:table-cell>
          <table:table-cell office:value-type="float" office:value="1.05677975112122" calcext:value-type="float">
            <text:p>1.05677975112122</text:p>
          </table:table-cell>
          <table:table-cell office:value-type="float" office:value="1.16376639945621" calcext:value-type="float">
            <text:p>1.16376639945621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-12.3060873318093" calcext:value-type="float">
            <text:p>-12.3060873318093</text:p>
          </table:table-cell>
          <table:table-cell office:value-type="float" office:value="0.443912668190704" calcext:value-type="float">
            <text:p>0.443912668190704</text:p>
          </table:table-cell>
          <table:table-cell office:value-type="float" office:value="-28.58" calcext:value-type="float">
            <text:p>-28.58</text:p>
          </table:table-cell>
          <table:table-cell office:value-type="float" office:value="-27.2580354869049" calcext:value-type="float">
            <text:p>-27.2580354869049</text:p>
          </table:table-cell>
          <table:table-cell office:value-type="float" office:value="1.32196451309509" calcext:value-type="float">
            <text:p>1.32196451309509</text:p>
          </table:table-cell>
          <table:table-cell office:value-type="float" office:value="1.39450659046952" calcext:value-type="float">
            <text:p>1.39450659046952</text:p>
          </table:table-cell>
        </table:table-row>
        <table:table-row table:style-name="ro1">
          <table:table-cell office:value-type="float" office:value="-17.04" calcext:value-type="float">
            <text:p>-17.04</text:p>
          </table:table-cell>
          <table:table-cell office:value-type="float" office:value="-17.4278052978939" calcext:value-type="float">
            <text:p>-17.4278052978939</text:p>
          </table:table-cell>
          <table:table-cell office:value-type="float" office:value="0.387805297893902" calcext:value-type="float">
            <text:p>0.387805297893902</text:p>
          </table:table-cell>
          <table:table-cell office:value-type="float" office:value="-42.69" calcext:value-type="float">
            <text:p>-42.69</text:p>
          </table:table-cell>
          <table:table-cell office:value-type="float" office:value="-42.1764895358459" calcext:value-type="float">
            <text:p>-42.1764895358459</text:p>
          </table:table-cell>
          <table:table-cell office:value-type="float" office:value="0.513510464154095" calcext:value-type="float">
            <text:p>0.513510464154095</text:p>
          </table:table-cell>
          <table:table-cell office:value-type="float" office:value="0.643495101667706" calcext:value-type="float">
            <text:p>0.643495101667706</text:p>
          </table:table-cell>
        </table:table-row>
        <table:table-row table:style-name="ro1">
          <table:table-cell office:value-type="float" office:value="-8.51" calcext:value-type="float">
            <text:p>-8.51</text:p>
          </table:table-cell>
          <table:table-cell office:value-type="float" office:value="-8.45804456252212" calcext:value-type="float">
            <text:p>-8.45804456252212</text:p>
          </table:table-cell>
          <table:table-cell office:value-type="float" office:value="0.0519554374778792" calcext:value-type="float">
            <text:p>0.0519554374778792</text:p>
          </table:table-cell>
          <table:table-cell office:value-type="float" office:value="-54.61" calcext:value-type="float">
            <text:p>-54.61</text:p>
          </table:table-cell>
          <table:table-cell office:value-type="float" office:value="-54.8225552147736" calcext:value-type="float">
            <text:p>-54.8225552147736</text:p>
          </table:table-cell>
          <table:table-cell office:value-type="float" office:value="0.212555214773609" calcext:value-type="float">
            <text:p>0.212555214773609</text:p>
          </table:table-cell>
          <table:table-cell office:value-type="float" office:value="0.218812903666518" calcext:value-type="float">
            <text:p>0.21881290366651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6.13812055824972" calcext:value-type="float">
            <text:p>6.13812055824972</text:p>
          </table:table-cell>
          <table:table-cell office:value-type="float" office:value="0.011879441750283" calcext:value-type="float">
            <text:p>0.011879441750283</text:p>
          </table:table-cell>
          <table:table-cell office:value-type="float" office:value="-55.63" calcext:value-type="float">
            <text:p>-55.63</text:p>
          </table:table-cell>
          <table:table-cell office:value-type="float" office:value="-55.8938601834364" calcext:value-type="float">
            <text:p>-55.8938601834364</text:p>
          </table:table-cell>
          <table:table-cell office:value-type="float" office:value="0.263860183436414" calcext:value-type="float">
            <text:p>0.263860183436414</text:p>
          </table:table-cell>
          <table:table-cell office:value-type="float" office:value="0.264127464568523" calcext:value-type="float">
            <text:p>0.264127464568523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6.6293629482649" calcext:value-type="float">
            <text:p>16.6293629482649</text:p>
          </table:table-cell>
          <table:table-cell office:value-type="float" office:value="0.339362948264892" calcext:value-type="float">
            <text:p>0.339362948264892</text:p>
          </table:table-cell>
          <table:table-cell office:value-type="float" office:value="-45.21" calcext:value-type="float">
            <text:p>-45.21</text:p>
          </table:table-cell>
          <table:table-cell office:value-type="float" office:value="-45.3807542816138" calcext:value-type="float">
            <text:p>-45.3807542816138</text:p>
          </table:table-cell>
          <table:table-cell office:value-type="float" office:value="0.170754281613789" calcext:value-type="float">
            <text:p>0.170754281613789</text:p>
          </table:table-cell>
          <table:table-cell office:value-type="float" office:value="0.379900296583828" calcext:value-type="float">
            <text:p>0.379900296583828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14.5884916926937" calcext:value-type="float">
            <text:p>14.5884916926937</text:p>
          </table:table-cell>
          <table:table-cell office:value-type="float" office:value="0.238491692693749" calcext:value-type="float">
            <text:p>0.238491692693749</text:p>
          </table:table-cell>
          <table:table-cell office:value-type="float" office:value="-30.71" calcext:value-type="float">
            <text:p>-30.71</text:p>
          </table:table-cell>
          <table:table-cell office:value-type="float" office:value="-30.9423228904702" calcext:value-type="float">
            <text:p>-30.9423228904702</text:p>
          </table:table-cell>
          <table:table-cell office:value-type="float" office:value="0.232322890470183" calcext:value-type="float">
            <text:p>0.232322890470183</text:p>
          </table:table-cell>
          <table:table-cell office:value-type="float" office:value="0.332944759562829" calcext:value-type="float">
            <text:p>0.332944759562829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01174178971057" calcext:value-type="float">
            <text:p>2.01174178971057</text:p>
          </table:table-cell>
          <table:table-cell office:value-type="float" office:value="0.311741789710569" calcext:value-type="float">
            <text:p>0.311741789710569</text:p>
          </table:table-cell>
          <table:table-cell office:value-type="float" office:value="-23.3" calcext:value-type="float">
            <text:p>-23.3</text:p>
          </table:table-cell>
          <table:table-cell office:value-type="float" office:value="-23.5172725436248" calcext:value-type="float">
            <text:p>-23.5172725436248</text:p>
          </table:table-cell>
          <table:table-cell office:value-type="float" office:value="0.217272543624791" calcext:value-type="float">
            <text:p>0.217272543624791</text:p>
          </table:table-cell>
          <table:table-cell office:value-type="float" office:value="0.3799872388188" calcext:value-type="float">
            <text:p>0.3799872388188</text:p>
          </table:table-cell>
        </table:table-row>
        <table:table-row table:style-name="ro1">
          <table:table-cell office:value-type="float" office:value="-12.18" calcext:value-type="float">
            <text:p>-12.18</text:p>
          </table:table-cell>
          <table:table-cell office:value-type="float" office:value="-11.6740037603634" calcext:value-type="float">
            <text:p>-11.6740037603634</text:p>
          </table:table-cell>
          <table:table-cell office:value-type="float" office:value="0.505996239636573" calcext:value-type="float">
            <text:p>0.505996239636573</text:p>
          </table:table-cell>
          <table:table-cell office:value-type="float" office:value="-28.16" calcext:value-type="float">
            <text:p>-28.16</text:p>
          </table:table-cell>
          <table:table-cell office:value-type="float" office:value="-28.8991856143932" calcext:value-type="float">
            <text:p>-28.8991856143932</text:p>
          </table:table-cell>
          <table:table-cell office:value-type="float" office:value="0.739185614393247" calcext:value-type="float">
            <text:p>0.739185614393247</text:p>
          </table:table-cell>
          <table:table-cell office:value-type="float" office:value="0.895783214317099" calcext:value-type="float">
            <text:p>0.895783214317099</text:p>
          </table:table-cell>
        </table:table-row>
        <table:table-row table:style-name="ro1">
          <table:table-cell office:value-type="float" office:value="-17.05" calcext:value-type="float">
            <text:p>-17.05</text:p>
          </table:table-cell>
          <table:table-cell office:value-type="float" office:value="-16.2131381366537" calcext:value-type="float">
            <text:p>-16.2131381366537</text:p>
          </table:table-cell>
          <table:table-cell office:value-type="float" office:value="0.836861863346314" calcext:value-type="float">
            <text:p>0.836861863346314</text:p>
          </table:table-cell>
          <table:table-cell office:value-type="float" office:value="-41.95" calcext:value-type="float">
            <text:p>-41.95</text:p>
          </table:table-cell>
          <table:table-cell office:value-type="float" office:value="-41.3700225519545" calcext:value-type="float">
            <text:p>-41.3700225519545</text:p>
          </table:table-cell>
          <table:table-cell office:value-type="float" office:value="0.57997744804549" calcext:value-type="float">
            <text:p>0.57997744804549</text:p>
          </table:table-cell>
          <table:table-cell office:value-type="float" office:value="1.01819036460027" calcext:value-type="float">
            <text:p>1.01819036460027</text:p>
          </table:table-cell>
        </table:table-row>
        <table:table-row table:style-name="ro1">
          <table:table-cell office:value-type="float" office:value="-9.17" calcext:value-type="float">
            <text:p>-9.17</text:p>
          </table:table-cell>
          <table:table-cell office:value-type="float" office:value="-9.55450623421767" calcext:value-type="float">
            <text:p>-9.55450623421767</text:p>
          </table:table-cell>
          <table:table-cell office:value-type="float" office:value="0.384506234217667" calcext:value-type="float">
            <text:p>0.384506234217667</text:p>
          </table:table-cell>
          <table:table-cell office:value-type="float" office:value="-54.25" calcext:value-type="float">
            <text:p>-54.25</text:p>
          </table:table-cell>
          <table:table-cell office:value-type="float" office:value="-54.9828049826015" calcext:value-type="float">
            <text:p>-54.9828049826015</text:p>
          </table:table-cell>
          <table:table-cell office:value-type="float" office:value="0.732804982601458" calcext:value-type="float">
            <text:p>0.732804982601458</text:p>
          </table:table-cell>
          <table:table-cell office:value-type="float" office:value="0.827555548998238" calcext:value-type="float">
            <text:p>0.827555548998238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6.05769360616472" calcext:value-type="float">
            <text:p>6.05769360616472</text:p>
          </table:table-cell>
          <table:table-cell office:value-type="float" office:value="0.487693606164719" calcext:value-type="float">
            <text:p>0.487693606164719</text:p>
          </table:table-cell>
          <table:table-cell office:value-type="float" office:value="-55.84" calcext:value-type="float">
            <text:p>-55.84</text:p>
          </table:table-cell>
          <table:table-cell office:value-type="float" office:value="-54.6335734504237" calcext:value-type="float">
            <text:p>-54.6335734504237</text:p>
          </table:table-cell>
          <table:table-cell office:value-type="float" office:value="1.20642654957626" calcext:value-type="float">
            <text:p>1.20642654957626</text:p>
          </table:table-cell>
          <table:table-cell office:value-type="float" office:value="1.30127248223285" calcext:value-type="float">
            <text:p>1.30127248223285</text:p>
          </table:table-cell>
        </table:table-row>
        <table:table-row table:style-name="ro1">
          <table:table-cell office:value-type="float" office:value="16.07" calcext:value-type="float">
            <text:p>16.07</text:p>
          </table:table-cell>
          <table:table-cell office:value-type="float" office:value="16.248139846597" calcext:value-type="float">
            <text:p>16.248139846597</text:p>
          </table:table-cell>
          <table:table-cell office:value-type="float" office:value="0.178139846597009" calcext:value-type="float">
            <text:p>0.178139846597009</text:p>
          </table:table-cell>
          <table:table-cell office:value-type="float" office:value="-45.83" calcext:value-type="float">
            <text:p>-45.83</text:p>
          </table:table-cell>
          <table:table-cell office:value-type="float" office:value="-46.5769746489076" calcext:value-type="float">
            <text:p>-46.5769746489076</text:p>
          </table:table-cell>
          <table:table-cell office:value-type="float" office:value="0.746974648907631" calcext:value-type="float">
            <text:p>0.746974648907631</text:p>
          </table:table-cell>
          <table:table-cell office:value-type="float" office:value="0.76792247724382" calcext:value-type="float">
            <text:p>0.76792247724382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14.7851908590656" calcext:value-type="float">
            <text:p>14.7851908590656</text:p>
          </table:table-cell>
          <table:table-cell office:value-type="float" office:value="0.0351908590655547" calcext:value-type="float">
            <text:p>0.0351908590655547</text:p>
          </table:table-cell>
          <table:table-cell office:value-type="float" office:value="-31.25" calcext:value-type="float">
            <text:p>-31.25</text:p>
          </table:table-cell>
          <table:table-cell office:value-type="float" office:value="-30.5846811109193" calcext:value-type="float">
            <text:p>-30.5846811109193</text:p>
          </table:table-cell>
          <table:table-cell office:value-type="float" office:value="0.665318889080737" calcext:value-type="float">
            <text:p>0.665318889080737</text:p>
          </table:table-cell>
          <table:table-cell office:value-type="float" office:value="0.666248917994917" calcext:value-type="float">
            <text:p>0.66624891799491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.80760705037976" calcext:value-type="float">
            <text:p>2.80760705037976</text:p>
          </table:table-cell>
          <table:table-cell office:value-type="float" office:value="0.397607050379761" calcext:value-type="float">
            <text:p>0.397607050379761</text:p>
          </table:table-cell>
          <table:table-cell office:value-type="float" office:value="-23.37" calcext:value-type="float">
            <text:p>-23.37</text:p>
          </table:table-cell>
          <table:table-cell office:value-type="float" office:value="-23.7550988150073" calcext:value-type="float">
            <text:p>-23.7550988150073</text:p>
          </table:table-cell>
          <table:table-cell office:value-type="float" office:value="0.385098815007268" calcext:value-type="float">
            <text:p>0.385098815007268</text:p>
          </table:table-cell>
          <table:table-cell office:value-type="float" office:value="0.553527292761338" calcext:value-type="float">
            <text:p>0.553527292761338</text:p>
          </table:table-cell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-11.1904511354443" calcext:value-type="float">
            <text:p>-11.1904511354443</text:p>
          </table:table-cell>
          <table:table-cell office:value-type="float" office:value="0.449548864555682" calcext:value-type="float">
            <text:p>0.449548864555682</text:p>
          </table:table-cell>
          <table:table-cell office:value-type="float" office:value="-27.66" calcext:value-type="float">
            <text:p>-27.66</text:p>
          </table:table-cell>
          <table:table-cell office:value-type="float" office:value="-27.6626992039239" calcext:value-type="float">
            <text:p>-27.6626992039239</text:p>
          </table:table-cell>
          <table:table-cell office:value-type="float" office:value="0.00269920392393885" calcext:value-type="float">
            <text:p>0.00269920392393885</text:p>
          </table:table-cell>
          <table:table-cell office:value-type="float" office:value="0.449556967830692" calcext:value-type="float">
            <text:p>0.449556967830692</text:p>
          </table:table-cell>
        </table:table-row>
        <table:table-row table:style-name="ro1">
          <table:table-cell office:value-type="float" office:value="-17.11" calcext:value-type="float">
            <text:p>-17.11</text:p>
          </table:table-cell>
          <table:table-cell office:value-type="float" office:value="-18.0088281374463" calcext:value-type="float">
            <text:p>-18.0088281374463</text:p>
          </table:table-cell>
          <table:table-cell office:value-type="float" office:value="0.898828137446255" calcext:value-type="float">
            <text:p>0.898828137446255</text:p>
          </table:table-cell>
          <table:table-cell office:value-type="float" office:value="-41.34" calcext:value-type="float">
            <text:p>-41.34</text:p>
          </table:table-cell>
          <table:table-cell office:value-type="float" office:value="-41.5675394394851" calcext:value-type="float">
            <text:p>-41.5675394394851</text:p>
          </table:table-cell>
          <table:table-cell office:value-type="float" office:value="0.227539439485049" calcext:value-type="float">
            <text:p>0.227539439485049</text:p>
          </table:table-cell>
          <table:table-cell office:value-type="float" office:value="0.927181868452072" calcext:value-type="float">
            <text:p>0.927181868452072</text:p>
          </table:table-cell>
        </table:table-row>
        <table:table-row table:style-name="ro1">
          <table:table-cell office:value-type="float" office:value="-9.73" calcext:value-type="float">
            <text:p>-9.73</text:p>
          </table:table-cell>
          <table:table-cell office:value-type="float" office:value="-10.2258898753927" calcext:value-type="float">
            <text:p>-10.2258898753927</text:p>
          </table:table-cell>
          <table:table-cell office:value-type="float" office:value="0.495889875392663" calcext:value-type="float">
            <text:p>0.495889875392663</text:p>
          </table:table-cell>
          <table:table-cell office:value-type="float" office:value="-53.91" calcext:value-type="float">
            <text:p>-53.91</text:p>
          </table:table-cell>
          <table:table-cell office:value-type="float" office:value="-54.4170437279777" calcext:value-type="float">
            <text:p>-54.4170437279777</text:p>
          </table:table-cell>
          <table:table-cell office:value-type="float" office:value="0.507043727977653" calcext:value-type="float">
            <text:p>0.507043727977653</text:p>
          </table:table-cell>
          <table:table-cell office:value-type="float" office:value="0.709225007031215" calcext:value-type="float">
            <text:p>0.709225007031215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.6169823184842" calcext:value-type="float">
            <text:p>4.6169823184842</text:p>
          </table:table-cell>
          <table:table-cell office:value-type="float" office:value="0.253017681515805" calcext:value-type="float">
            <text:p>0.253017681515805</text:p>
          </table:table-cell>
          <table:table-cell office:value-type="float" office:value="-56.05" calcext:value-type="float">
            <text:p>-56.05</text:p>
          </table:table-cell>
          <table:table-cell office:value-type="float" office:value="-55.9196010212676" calcext:value-type="float">
            <text:p>-55.9196010212676</text:p>
          </table:table-cell>
          <table:table-cell office:value-type="float" office:value="0.13039897873243" calcext:value-type="float">
            <text:p>0.13039897873243</text:p>
          </table:table-cell>
          <table:table-cell office:value-type="float" office:value="0.284643357228118" calcext:value-type="float">
            <text:p>0.284643357228118</text:p>
          </table:table-cell>
        </table:table-row>
        <table:table-row table:style-name="ro1">
          <table:table-cell office:value-type="float" office:value="15.77" calcext:value-type="float">
            <text:p>15.77</text:p>
          </table:table-cell>
          <table:table-cell office:value-type="float" office:value="15.3753723645637" calcext:value-type="float">
            <text:p>15.3753723645637</text:p>
          </table:table-cell>
          <table:table-cell office:value-type="float" office:value="0.394627635436287" calcext:value-type="float">
            <text:p>0.394627635436287</text:p>
          </table:table-cell>
          <table:table-cell office:value-type="float" office:value="-46.55" calcext:value-type="float">
            <text:p>-46.55</text:p>
          </table:table-cell>
          <table:table-cell office:value-type="float" office:value="-46.4494052994251" calcext:value-type="float">
            <text:p>-46.4494052994251</text:p>
          </table:table-cell>
          <table:table-cell office:value-type="float" office:value="0.100594700574923" calcext:value-type="float">
            <text:p>0.100594700574923</text:p>
          </table:table-cell>
          <table:table-cell office:value-type="float" office:value="0.407247178546142" calcext:value-type="float">
            <text:p>0.407247178546142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4.2165940167048" calcext:value-type="float">
            <text:p>14.2165940167048</text:p>
          </table:table-cell>
          <table:table-cell office:value-type="float" office:value="0.82340598329524" calcext:value-type="float">
            <text:p>0.82340598329524</text:p>
          </table:table-cell>
          <table:table-cell office:value-type="float" office:value="-31.79" calcext:value-type="float">
            <text:p>-31.79</text:p>
          </table:table-cell>
          <table:table-cell office:value-type="float" office:value="-32.0970818442787" calcext:value-type="float">
            <text:p>-32.0970818442787</text:p>
          </table:table-cell>
          <table:table-cell office:value-type="float" office:value="0.307081844278684" calcext:value-type="float">
            <text:p>0.307081844278684</text:p>
          </table:table-cell>
          <table:table-cell office:value-type="float" office:value="0.878804114926643" calcext:value-type="float">
            <text:p>0.878804114926643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.99965462046511" calcext:value-type="float">
            <text:p>2.99965462046511</text:p>
          </table:table-cell>
          <table:table-cell office:value-type="float" office:value="0.00965462046511245" calcext:value-type="float">
            <text:p>0.00965462046511245</text:p>
          </table:table-cell>
          <table:table-cell office:value-type="float" office:value="-23.46" calcext:value-type="float">
            <text:p>-23.46</text:p>
          </table:table-cell>
          <table:table-cell office:value-type="float" office:value="-24.3568639680383" calcext:value-type="float">
            <text:p>-24.3568639680383</text:p>
          </table:table-cell>
          <table:table-cell office:value-type="float" office:value="0.896863968038314" calcext:value-type="float">
            <text:p>0.896863968038314</text:p>
          </table:table-cell>
          <table:table-cell office:value-type="float" office:value="0.896915931880885" calcext:value-type="float">
            <text:p>0.896915931880885</text:p>
          </table:table-cell>
        </table:table-row>
        <table:table-row table:style-name="ro1">
          <table:table-cell office:value-type="float" office:value="-11.17" calcext:value-type="float">
            <text:p>-11.17</text:p>
          </table:table-cell>
          <table:table-cell office:value-type="float" office:value="-10.5844762381861" calcext:value-type="float">
            <text:p>-10.5844762381861</text:p>
          </table:table-cell>
          <table:table-cell office:value-type="float" office:value="0.585523761813917" calcext:value-type="float">
            <text:p>0.585523761813917</text:p>
          </table:table-cell>
          <table:table-cell office:value-type="float" office:value="-27.25" calcext:value-type="float">
            <text:p>-27.25</text:p>
          </table:table-cell>
          <table:table-cell office:value-type="float" office:value="-27.9447235753779" calcext:value-type="float">
            <text:p>-27.9447235753779</text:p>
          </table:table-cell>
          <table:table-cell office:value-type="float" office:value="0.694723575377928" calcext:value-type="float">
            <text:p>0.694723575377928</text:p>
          </table:table-cell>
          <table:table-cell office:value-type="float" office:value="0.908558705772287" calcext:value-type="float">
            <text:p>0.908558705772287</text:p>
          </table:table-cell>
        </table:table-row>
        <table:table-row table:style-name="ro1">
          <table:table-cell office:value-type="float" office:value="-17.12" calcext:value-type="float">
            <text:p>-17.12</text:p>
          </table:table-cell>
          <table:table-cell office:value-type="float" office:value="-17.651189690234" calcext:value-type="float">
            <text:p>-17.651189690234</text:p>
          </table:table-cell>
          <table:table-cell office:value-type="float" office:value="0.531189690233997" calcext:value-type="float">
            <text:p>0.531189690233997</text:p>
          </table:table-cell>
          <table:table-cell office:value-type="float" office:value="-40.65" calcext:value-type="float">
            <text:p>-40.65</text:p>
          </table:table-cell>
          <table:table-cell office:value-type="float" office:value="-39.8727039027599" calcext:value-type="float">
            <text:p>-39.8727039027599</text:p>
          </table:table-cell>
          <table:table-cell office:value-type="float" office:value="0.777296097240054" calcext:value-type="float">
            <text:p>0.777296097240054</text:p>
          </table:table-cell>
          <table:table-cell office:value-type="float" office:value="0.941462537648477" calcext:value-type="float">
            <text:p>0.941462537648477</text:p>
          </table:table-cell>
        </table:table-row>
        <table:table-row table:style-name="ro1">
          <table:table-cell office:value-type="float" office:value="-10.33" calcext:value-type="float">
            <text:p>-10.33</text:p>
          </table:table-cell>
          <table:table-cell office:value-type="float" office:value="-10.6290878174159" calcext:value-type="float">
            <text:p>-10.6290878174159</text:p>
          </table:table-cell>
          <table:table-cell office:value-type="float" office:value="0.299087817415899" calcext:value-type="float">
            <text:p>0.299087817415899</text:p>
          </table:table-cell>
          <table:table-cell office:value-type="float" office:value="-53.5" calcext:value-type="float">
            <text:p>-53.5</text:p>
          </table:table-cell>
          <table:table-cell office:value-type="float" office:value="-52.682235880246" calcext:value-type="float">
            <text:p>-52.682235880246</text:p>
          </table:table-cell>
          <table:table-cell office:value-type="float" office:value="0.817764119754038" calcext:value-type="float">
            <text:p>0.817764119754038</text:p>
          </table:table-cell>
          <table:table-cell office:value-type="float" office:value="0.870742027286901" calcext:value-type="float">
            <text:p>0.870742027286901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5.11053005198996" calcext:value-type="float">
            <text:p>5.11053005198996</text:p>
          </table:table-cell>
          <table:table-cell office:value-type="float" office:value="0.810530051989959" calcext:value-type="float">
            <text:p>0.810530051989959</text:p>
          </table:table-cell>
          <table:table-cell office:value-type="float" office:value="-56.2" calcext:value-type="float">
            <text:p>-56.2</text:p>
          </table:table-cell>
          <table:table-cell office:value-type="float" office:value="-56.4225286809304" calcext:value-type="float">
            <text:p>-56.4225286809304</text:p>
          </table:table-cell>
          <table:table-cell office:value-type="float" office:value="0.222528680930431" calcext:value-type="float">
            <text:p>0.222528680930431</text:p>
          </table:table-cell>
          <table:table-cell office:value-type="float" office:value="0.840522444087892" calcext:value-type="float">
            <text:p>0.84052244408789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14.7315349220091" calcext:value-type="float">
            <text:p>14.7315349220091</text:p>
          </table:table-cell>
          <table:table-cell office:value-type="float" office:value="0.798465077990912" calcext:value-type="float">
            <text:p>0.798465077990912</text:p>
          </table:table-cell>
          <table:table-cell office:value-type="float" office:value="-47.12" calcext:value-type="float">
            <text:p>-47.12</text:p>
          </table:table-cell>
          <table:table-cell office:value-type="float" office:value="-47.7034996921782" calcext:value-type="float">
            <text:p>-47.7034996921782</text:p>
          </table:table-cell>
          <table:table-cell office:value-type="float" office:value="0.583499692178187" calcext:value-type="float">
            <text:p>0.583499692178187</text:p>
          </table:table-cell>
          <table:table-cell office:value-type="float" office:value="0.988948113675875" calcext:value-type="float">
            <text:p>0.988948113675875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15.0761393628131" calcext:value-type="float">
            <text:p>15.0761393628131</text:p>
          </table:table-cell>
          <table:table-cell office:value-type="float" office:value="0.313860637186856" calcext:value-type="float">
            <text:p>0.313860637186856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1.311151214633" calcext:value-type="float">
            <text:p>-31.311151214633</text:p>
          </table:table-cell>
          <table:table-cell office:value-type="float" office:value="1.09884878536695" calcext:value-type="float">
            <text:p>1.09884878536695</text:p>
          </table:table-cell>
          <table:table-cell office:value-type="float" office:value="1.14279357395715" calcext:value-type="float">
            <text:p>1.14279357395715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61237298245651" calcext:value-type="float">
            <text:p>3.61237298245651</text:p>
          </table:table-cell>
          <table:table-cell office:value-type="float" office:value="0.0676270175434928" calcext:value-type="float">
            <text:p>0.0676270175434928</text:p>
          </table:table-cell>
          <table:table-cell office:value-type="float" office:value="-23.58" calcext:value-type="float">
            <text:p>-23.58</text:p>
          </table:table-cell>
          <table:table-cell office:value-type="float" office:value="-24.5941304441081" calcext:value-type="float">
            <text:p>-24.5941304441081</text:p>
          </table:table-cell>
          <table:table-cell office:value-type="float" office:value="1.0141304441081" calcext:value-type="float">
            <text:p>1.0141304441081</text:p>
          </table:table-cell>
          <table:table-cell office:value-type="float" office:value="1.01638278771766" calcext:value-type="float">
            <text:p>1.01638278771766</text:p>
          </table:table-cell>
        </table:table-row>
        <table:table-row table:style-name="ro1">
          <table:table-cell office:value-type="float" office:value="-10.61" calcext:value-type="float">
            <text:p>-10.61</text:p>
          </table:table-cell>
          <table:table-cell office:value-type="float" office:value="-11.139343172421" calcext:value-type="float">
            <text:p>-11.139343172421</text:p>
          </table:table-cell>
          <table:table-cell office:value-type="float" office:value="0.529343172420962" calcext:value-type="float">
            <text:p>0.529343172420962</text:p>
          </table:table-cell>
          <table:table-cell office:value-type="float" office:value="-26.79" calcext:value-type="float">
            <text:p>-26.79</text:p>
          </table:table-cell>
          <table:table-cell office:value-type="float" office:value="-26.6895825658883" calcext:value-type="float">
            <text:p>-26.6895825658883</text:p>
          </table:table-cell>
          <table:table-cell office:value-type="float" office:value="0.100417434111691" calcext:value-type="float">
            <text:p>0.100417434111691</text:p>
          </table:table-cell>
          <table:table-cell office:value-type="float" office:value="0.538783681325134" calcext:value-type="float">
            <text:p>0.538783681325134</text:p>
          </table:table-cell>
        </table:table-row>
        <table:table-row table:style-name="ro1">
          <table:table-cell office:value-type="float" office:value="-17.13" calcext:value-type="float">
            <text:p>-17.13</text:p>
          </table:table-cell>
          <table:table-cell office:value-type="float" office:value="-17.2656590541696" calcext:value-type="float">
            <text:p>-17.2656590541696</text:p>
          </table:table-cell>
          <table:table-cell office:value-type="float" office:value="0.13565905416959" calcext:value-type="float">
            <text:p>0.13565905416959</text:p>
          </table:table-cell>
          <table:table-cell office:value-type="float" office:value="-40.03" calcext:value-type="float">
            <text:p>-40.03</text:p>
          </table:table-cell>
          <table:table-cell office:value-type="float" office:value="-39.8808189263294" calcext:value-type="float">
            <text:p>-39.8808189263294</text:p>
          </table:table-cell>
          <table:table-cell office:value-type="float" office:value="0.149181073670633" calcext:value-type="float">
            <text:p>0.149181073670633</text:p>
          </table:table-cell>
          <table:table-cell office:value-type="float" office:value="0.20163921176128" calcext:value-type="float">
            <text:p>0.20163921176128</text:p>
          </table:table-cell>
        </table:table-row>
        <table:table-row table:style-name="ro1">
          <table:table-cell office:value-type="float" office:value="-10.86" calcext:value-type="float">
            <text:p>-10.86</text:p>
          </table:table-cell>
          <table:table-cell office:value-type="float" office:value="-11.0435620848692" calcext:value-type="float">
            <text:p>-11.0435620848692</text:p>
          </table:table-cell>
          <table:table-cell office:value-type="float" office:value="0.183562084869232" calcext:value-type="float">
            <text:p>0.183562084869232</text:p>
          </table:table-cell>
          <table:table-cell office:value-type="float" office:value="-53.1" calcext:value-type="float">
            <text:p>-53.1</text:p>
          </table:table-cell>
          <table:table-cell office:value-type="float" office:value="-53.1100332903576" calcext:value-type="float">
            <text:p>-53.1100332903576</text:p>
          </table:table-cell>
          <table:table-cell office:value-type="float" office:value="0.0100332903575548" calcext:value-type="float">
            <text:p>0.0100332903575548</text:p>
          </table:table-cell>
          <table:table-cell office:value-type="float" office:value="0.183836084371209" calcext:value-type="float">
            <text:p>0.183836084371209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4.01240979610216" calcext:value-type="float">
            <text:p>4.01240979610216</text:p>
          </table:table-cell>
          <table:table-cell office:value-type="float" office:value="0.442409796102164" calcext:value-type="float">
            <text:p>0.442409796102164</text:p>
          </table:table-cell>
          <table:table-cell office:value-type="float" office:value="-56.37" calcext:value-type="float">
            <text:p>-56.37</text:p>
          </table:table-cell>
          <table:table-cell office:value-type="float" office:value="-56.4869274943104" calcext:value-type="float">
            <text:p>-56.4869274943104</text:p>
          </table:table-cell>
          <table:table-cell office:value-type="float" office:value="0.116927494310424" calcext:value-type="float">
            <text:p>0.116927494310424</text:p>
          </table:table-cell>
          <table:table-cell office:value-type="float" office:value="0.457600772085092" calcext:value-type="float">
            <text:p>0.457600772085092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15.6085173777156" calcext:value-type="float">
            <text:p>15.6085173777156</text:p>
          </table:table-cell>
          <table:table-cell office:value-type="float" office:value="0.398517377715615" calcext:value-type="float">
            <text:p>0.398517377715615</text:p>
          </table:table-cell>
          <table:table-cell office:value-type="float" office:value="-47.77" calcext:value-type="float">
            <text:p>-47.77</text:p>
          </table:table-cell>
          <table:table-cell office:value-type="float" office:value="-48.0282742129839" calcext:value-type="float">
            <text:p>-48.0282742129839</text:p>
          </table:table-cell>
          <table:table-cell office:value-type="float" office:value="0.258274212983942" calcext:value-type="float">
            <text:p>0.258274212983942</text:p>
          </table:table-cell>
          <table:table-cell office:value-type="float" office:value="0.474891218526733" calcext:value-type="float">
            <text:p>0.474891218526733</text:p>
          </table:table-cell>
        </table:table-row>
        <table:table-row table:style-name="ro1">
          <table:table-cell office:value-type="float" office:value="15.67" calcext:value-type="float">
            <text:p>15.67</text:p>
          </table:table-cell>
          <table:table-cell office:value-type="float" office:value="15.8383268868585" calcext:value-type="float">
            <text:p>15.8383268868585</text:p>
          </table:table-cell>
          <table:table-cell office:value-type="float" office:value="0.16832688685852" calcext:value-type="float">
            <text:p>0.16832688685852</text:p>
          </table:table-cell>
          <table:table-cell office:value-type="float" office:value="-33.01" calcext:value-type="float">
            <text:p>-33.01</text:p>
          </table:table-cell>
          <table:table-cell office:value-type="float" office:value="-32.7573954620414" calcext:value-type="float">
            <text:p>-32.7573954620414</text:p>
          </table:table-cell>
          <table:table-cell office:value-type="float" office:value="0.252604537958589" calcext:value-type="float">
            <text:p>0.252604537958589</text:p>
          </table:table-cell>
          <table:table-cell office:value-type="float" office:value="0.303550643940601" calcext:value-type="float">
            <text:p>0.303550643940601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4.32707926248604" calcext:value-type="float">
            <text:p>4.32707926248604</text:p>
          </table:table-cell>
          <table:table-cell office:value-type="float" office:value="0.0170792624860399" calcext:value-type="float">
            <text:p>0.0170792624860399</text:p>
          </table:table-cell>
          <table:table-cell office:value-type="float" office:value="-23.74" calcext:value-type="float">
            <text:p>-23.74</text:p>
          </table:table-cell>
          <table:table-cell office:value-type="float" office:value="-24.8578236288936" calcext:value-type="float">
            <text:p>-24.8578236288936</text:p>
          </table:table-cell>
          <table:table-cell office:value-type="float" office:value="1.11782362889365" calcext:value-type="float">
            <text:p>1.11782362889365</text:p>
          </table:table-cell>
          <table:table-cell office:value-type="float" office:value="1.11795409857473" calcext:value-type="float">
            <text:p>1.11795409857473</text:p>
          </table:table-cell>
        </table:table-row>
        <table:table-row table:style-name="ro1">
          <table:table-cell office:value-type="float" office:value="-10.07" calcext:value-type="float">
            <text:p>-10.07</text:p>
          </table:table-cell>
          <table:table-cell office:value-type="float" office:value="-10.7496518911692" calcext:value-type="float">
            <text:p>-10.7496518911692</text:p>
          </table:table-cell>
          <table:table-cell office:value-type="float" office:value="0.679651891169222" calcext:value-type="float">
            <text:p>0.679651891169222</text:p>
          </table:table-cell>
          <table:table-cell office:value-type="float" office:value="-26.39" calcext:value-type="float">
            <text:p>-26.39</text:p>
          </table:table-cell>
          <table:table-cell office:value-type="float" office:value="-26.9489784422707" calcext:value-type="float">
            <text:p>-26.9489784422707</text:p>
          </table:table-cell>
          <table:table-cell office:value-type="float" office:value="0.558978442270661" calcext:value-type="float">
            <text:p>0.558978442270661</text:p>
          </table:table-cell>
          <table:table-cell office:value-type="float" office:value="0.879990677276319" calcext:value-type="float">
            <text:p>0.879990677276319</text:p>
          </table:table-cell>
        </table:table-row>
        <table:table-row table:style-name="ro1">
          <table:table-cell office:value-type="float" office:value="-17.11" calcext:value-type="float">
            <text:p>-17.11</text:p>
          </table:table-cell>
          <table:table-cell office:value-type="float" office:value="-16.5775983209745" calcext:value-type="float">
            <text:p>-16.5775983209745</text:p>
          </table:table-cell>
          <table:table-cell office:value-type="float" office:value="0.532401679025508" calcext:value-type="float">
            <text:p>0.532401679025508</text:p>
          </table:table-cell>
          <table:table-cell office:value-type="float" office:value="-39.26" calcext:value-type="float">
            <text:p>-39.26</text:p>
          </table:table-cell>
          <table:table-cell office:value-type="float" office:value="-39.3997377972735" calcext:value-type="float">
            <text:p>-39.3997377972735</text:p>
          </table:table-cell>
          <table:table-cell office:value-type="float" office:value="0.13973779727354" calcext:value-type="float">
            <text:p>0.13973779727354</text:p>
          </table:table-cell>
          <table:table-cell office:value-type="float" office:value="0.550434555434196" calcext:value-type="float">
            <text:p>0.550434555434196</text:p>
          </table:table-cell>
        </table:table-row>
        <table:table-row table:style-name="ro1">
          <table:table-cell office:value-type="float" office:value="-11.41" calcext:value-type="float">
            <text:p>-11.41</text:p>
          </table:table-cell>
          <table:table-cell office:value-type="float" office:value="-11.1273245435963" calcext:value-type="float">
            <text:p>-11.1273245435963</text:p>
          </table:table-cell>
          <table:table-cell office:value-type="float" office:value="0.282675456403711" calcext:value-type="float">
            <text:p>0.282675456403711</text:p>
          </table:table-cell>
          <table:table-cell office:value-type="float" office:value="-52.67" calcext:value-type="float">
            <text:p>-52.67</text:p>
          </table:table-cell>
          <table:table-cell office:value-type="float" office:value="-52.4861416608266" calcext:value-type="float">
            <text:p>-52.4861416608266</text:p>
          </table:table-cell>
          <table:table-cell office:value-type="float" office:value="0.183858339173369" calcext:value-type="float">
            <text:p>0.183858339173369</text:p>
          </table:table-cell>
          <table:table-cell office:value-type="float" office:value="0.337208099749451" calcext:value-type="float">
            <text:p>0.337208099749451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.95077197497747" calcext:value-type="float">
            <text:p>2.95077197497747</text:p>
          </table:table-cell>
          <table:table-cell office:value-type="float" office:value="0.0207719749774702" calcext:value-type="float">
            <text:p>0.0207719749774702</text:p>
          </table:table-cell>
          <table:table-cell office:value-type="float" office:value="-56.49" calcext:value-type="float">
            <text:p>-56.49</text:p>
          </table:table-cell>
          <table:table-cell office:value-type="float" office:value="-57.2841361743529" calcext:value-type="float">
            <text:p>-57.2841361743529</text:p>
          </table:table-cell>
          <table:table-cell office:value-type="float" office:value="0.794136174352886" calcext:value-type="float">
            <text:p>0.794136174352886</text:p>
          </table:table-cell>
          <table:table-cell office:value-type="float" office:value="0.79440779097407" calcext:value-type="float">
            <text:p>0.7944077909740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4.8871070959237" calcext:value-type="float">
            <text:p>14.8871070959237</text:p>
          </table:table-cell>
          <table:table-cell office:value-type="float" office:value="0.0128929040763115" calcext:value-type="float">
            <text:p>0.0128929040763115</text:p>
          </table:table-cell>
          <table:table-cell office:value-type="float" office:value="-48.31" calcext:value-type="float">
            <text:p>-48.31</text:p>
          </table:table-cell>
          <table:table-cell office:value-type="float" office:value="-47.9669412830147" calcext:value-type="float">
            <text:p>-47.9669412830147</text:p>
          </table:table-cell>
          <table:table-cell office:value-type="float" office:value="0.343058716985311" calcext:value-type="float">
            <text:p>0.343058716985311</text:p>
          </table:table-cell>
          <table:table-cell office:value-type="float" office:value="0.343300903399815" calcext:value-type="float">
            <text:p>0.343300903399815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14.41767762403" calcext:value-type="float">
            <text:p>14.41767762403</text:p>
          </table:table-cell>
          <table:table-cell office:value-type="float" office:value="1.56232237597001" calcext:value-type="float">
            <text:p>1.56232237597001</text:p>
          </table:table-cell>
          <table:table-cell office:value-type="float" office:value="-33.72" calcext:value-type="float">
            <text:p>-33.72</text:p>
          </table:table-cell>
          <table:table-cell office:value-type="float" office:value="-33.3241115038479" calcext:value-type="float">
            <text:p>-33.3241115038479</text:p>
          </table:table-cell>
          <table:table-cell office:value-type="float" office:value="0.395888496152097" calcext:value-type="float">
            <text:p>0.395888496152097</text:p>
          </table:table-cell>
          <table:table-cell office:value-type="float" office:value="1.61170062599794" calcext:value-type="float">
            <text:p>1.61170062599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8T22:11:16.528497376</dc:date>
    <meta:editing-duration>PT9M36S</meta:editing-duration>
    <meta:editing-cycles>1</meta:editing-cycles>
    <meta:document-statistic meta:table-count="1" meta:cell-count="308" meta:object-count="3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60" chart:maximum="-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bf00" draw:fill-color="#ffb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25cm" svg:height="12.592cm" xlink:href=".." xlink:type="simple" chart:class="chart:scatter" chart:style-name="ch1">
        <chart:title svg:x="6.698cm" svg:y="0.387cm" chart:style-name="ch2">
          <text:p>AIS 30s rate</text:p>
        </chart:title>
        <chart:subtitle svg:x="4.754cm" svg:y="1.417cm" chart:style-name="ch3">
          <text:p>Curvature radius 12m, speed 0.5 m/s</text:p>
        </chart:subtitle>
        <chart:legend chart:legend-position="end" svg:x="13.868cm" svg:y="5.748cm" style:legend-expansion="high" chart:style-name="ch4"/>
        <chart:plot-area chart:style-name="ch5" table:cell-range-address="'estimate_error_AIS30_spd0.5_CR12_noise0.5_0.2_6'.A2:'estimate_error_AIS30_spd0.5_CR12_noise0.5_0.2_6'.A44 'estimate_error_AIS30_spd0.5_CR12_noise0.5_0.2_6'.D2:'estimate_error_AIS30_spd0.5_CR12_noise0.5_0.2_6'.E44" chart:data-source-has-labels="row" svg:x="1.331cm" svg:y="2.351cm" svg:width="12.217cm" svg:height="9.009cm">
          <chart:coordinate-region svg:x="1.569cm" svg:y="2.55cm" svg:width="11.792cm" svg:height="8.611cm"/>
          <chart:axis chart:dimension="x" chart:name="primary-x" chart:style-name="ch6">
            <chart:title svg:x="6.522cm" svg:y="11.611cm" chart:style-name="ch7">
              <text:p>Position (m)</text:p>
            </chart:title>
          </chart:axis>
          <chart:axis chart:dimension="y" chart:name="primary-y" chart:style-name="ch8">
            <chart:title svg:x="0.451cm" svg:y="7.772cm" chart:style-name="ch9">
              <text:p>Position (m)</text:p>
            </chart:title>
            <chart:grid chart:style-name="ch10" chart:class="major"/>
          </chart:axis>
          <chart:series chart:style-name="ch11" chart:values-cell-range-address="'estimate_error_AIS30_spd0.5_CR12_noise0.5_0.2_6'.D2:'estimate_error_AIS30_spd0.5_CR12_noise0.5_0.2_6'.D44" loext:label-string="real" chart:class="chart:scatter">
            <chart:domain table:cell-range-address="'estimate_error_AIS30_spd0.5_CR12_noise0.5_0.2_6'.A2:'estimate_error_AIS30_spd0.5_CR12_noise0.5_0.2_6'.A44"/>
            <chart:data-point chart:repeated="43"/>
          </chart:series>
          <chart:series chart:style-name="ch12" chart:values-cell-range-address="'estimate_error_AIS30_spd0.5_CR12_noise0.5_0.2_6'.E2:'estimate_error_AIS30_spd0.5_CR12_noise0.5_0.2_6'.E44" loext:label-string="predicted" chart:class="chart:scatter">
            <chart:domain table:cell-range-address="'estimate_error_AIS30_spd0.5_CR12_noise0.5_0.2_6'.B2:'estimate_error_AIS30_spd0.5_CR12_noise0.5_0.2_6'.B44"/>
            <chart:data-point chart:repeated="4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l</text:p>
              </table:table-cell>
              <table:table-cell office:value-type="string">
                <text:p>Column B</text:p>
              </table:table-cell>
              <table:table-cell office:value-type="string">
                <text:p>predic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13">
                <text:p>13.13</text:p>
                <draw:g>
                  <svg:desc>'estimate_error_AIS30_spd0.5_CR12_noise0.5_0.2_6'.A2:'estimate_error_AIS30_spd0.5_CR12_noise0.5_0.2_6'.A44</svg:desc>
                </draw:g>
              </table:table-cell>
              <table:table-cell office:value-type="float" office:value="-32.94">
                <text:p>-32.94</text:p>
                <draw:g>
                  <svg:desc>'estimate_error_AIS30_spd0.5_CR12_noise0.5_0.2_6'.D2:'estimate_error_AIS30_spd0.5_CR12_noise0.5_0.2_6'.D44</svg:desc>
                </draw:g>
              </table:table-cell>
              <table:table-cell office:value-type="float" office:value="12.6453160020493">
                <text:p>12.6453160020493</text:p>
                <draw:g>
                  <svg:desc>'estimate_error_AIS30_spd0.5_CR12_noise0.5_0.2_6'.B2:'estimate_error_AIS30_spd0.5_CR12_noise0.5_0.2_6'.B44</svg:desc>
                </draw:g>
              </table:table-cell>
              <table:table-cell office:value-type="float" office:value="-32.8664498012368">
                <text:p>-32.8664498012368</text:p>
                <draw:g>
                  <svg:desc>'estimate_error_AIS30_spd0.5_CR12_noise0.5_0.2_6'.E2:'estimate_error_AIS30_spd0.5_CR12_noise0.5_0.2_6'.E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-24.35">
                <text:p>-24.35</text:p>
              </table:table-cell>
              <table:table-cell office:value-type="float" office:value="1.60741028930813">
                <text:p>1.60741028930813</text:p>
              </table:table-cell>
              <table:table-cell office:value-type="float" office:value="-25.4067797511212">
                <text:p>-25.406779751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2.75">
                <text:p>-12.75</text:p>
              </table:table-cell>
              <table:table-cell office:value-type="float" office:value="-28.58">
                <text:p>-28.58</text:p>
              </table:table-cell>
              <table:table-cell office:value-type="float" office:value="-12.3060873318093">
                <text:p>-12.3060873318093</text:p>
              </table:table-cell>
              <table:table-cell office:value-type="float" office:value="-27.2580354869049">
                <text:p>-27.2580354869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.04">
                <text:p>-17.04</text:p>
              </table:table-cell>
              <table:table-cell office:value-type="float" office:value="-42.69">
                <text:p>-42.69</text:p>
              </table:table-cell>
              <table:table-cell office:value-type="float" office:value="-17.4278052978939">
                <text:p>-17.4278052978939</text:p>
              </table:table-cell>
              <table:table-cell office:value-type="float" office:value="-42.1764895358459">
                <text:p>-42.17648953584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.51">
                <text:p>-8.51</text:p>
              </table:table-cell>
              <table:table-cell office:value-type="float" office:value="-54.61">
                <text:p>-54.61</text:p>
              </table:table-cell>
              <table:table-cell office:value-type="float" office:value="-8.45804456252212">
                <text:p>-8.45804456252212</text:p>
              </table:table-cell>
              <table:table-cell office:value-type="float" office:value="-54.8225552147736">
                <text:p>-54.8225552147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5">
                <text:p>6.15</text:p>
              </table:table-cell>
              <table:table-cell office:value-type="float" office:value="-55.63">
                <text:p>-55.63</text:p>
              </table:table-cell>
              <table:table-cell office:value-type="float" office:value="6.13812055824972">
                <text:p>6.13812055824972</text:p>
              </table:table-cell>
              <table:table-cell office:value-type="float" office:value="-55.8938601834364">
                <text:p>-55.8938601834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9">
                <text:p>16.29</text:p>
              </table:table-cell>
              <table:table-cell office:value-type="float" office:value="-45.21">
                <text:p>-45.21</text:p>
              </table:table-cell>
              <table:table-cell office:value-type="float" office:value="16.6293629482649">
                <text:p>16.6293629482649</text:p>
              </table:table-cell>
              <table:table-cell office:value-type="float" office:value="-45.3807542816138">
                <text:p>-45.3807542816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35">
                <text:p>14.35</text:p>
              </table:table-cell>
              <table:table-cell office:value-type="float" office:value="-30.71">
                <text:p>-30.71</text:p>
              </table:table-cell>
              <table:table-cell office:value-type="float" office:value="14.5884916926937">
                <text:p>14.5884916926937</text:p>
              </table:table-cell>
              <table:table-cell office:value-type="float" office:value="-30.9423228904702">
                <text:p>-30.9423228904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23.3">
                <text:p>-23.3</text:p>
              </table:table-cell>
              <table:table-cell office:value-type="float" office:value="2.01174178971057">
                <text:p>2.01174178971057</text:p>
              </table:table-cell>
              <table:table-cell office:value-type="float" office:value="-23.5172725436248">
                <text:p>-23.5172725436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2.18">
                <text:p>-12.18</text:p>
              </table:table-cell>
              <table:table-cell office:value-type="float" office:value="-28.16">
                <text:p>-28.16</text:p>
              </table:table-cell>
              <table:table-cell office:value-type="float" office:value="-11.6740037603634">
                <text:p>-11.6740037603634</text:p>
              </table:table-cell>
              <table:table-cell office:value-type="float" office:value="-28.8991856143932">
                <text:p>-28.8991856143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.05">
                <text:p>-17.05</text:p>
              </table:table-cell>
              <table:table-cell office:value-type="float" office:value="-41.95">
                <text:p>-41.95</text:p>
              </table:table-cell>
              <table:table-cell office:value-type="float" office:value="-16.2131381366537">
                <text:p>-16.2131381366537</text:p>
              </table:table-cell>
              <table:table-cell office:value-type="float" office:value="-41.3700225519545">
                <text:p>-41.3700225519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17">
                <text:p>-9.17</text:p>
              </table:table-cell>
              <table:table-cell office:value-type="float" office:value="-54.25">
                <text:p>-54.25</text:p>
              </table:table-cell>
              <table:table-cell office:value-type="float" office:value="-9.55450623421767">
                <text:p>-9.55450623421767</text:p>
              </table:table-cell>
              <table:table-cell office:value-type="float" office:value="-54.9828049826015">
                <text:p>-54.9828049826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7">
                <text:p>5.57</text:p>
              </table:table-cell>
              <table:table-cell office:value-type="float" office:value="-55.84">
                <text:p>-55.84</text:p>
              </table:table-cell>
              <table:table-cell office:value-type="float" office:value="6.05769360616472">
                <text:p>6.05769360616472</text:p>
              </table:table-cell>
              <table:table-cell office:value-type="float" office:value="-54.6335734504237">
                <text:p>-54.6335734504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07">
                <text:p>16.07</text:p>
              </table:table-cell>
              <table:table-cell office:value-type="float" office:value="-45.83">
                <text:p>-45.83</text:p>
              </table:table-cell>
              <table:table-cell office:value-type="float" office:value="16.248139846597">
                <text:p>16.248139846597</text:p>
              </table:table-cell>
              <table:table-cell office:value-type="float" office:value="-46.5769746489076">
                <text:p>-46.57697464890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75">
                <text:p>14.75</text:p>
              </table:table-cell>
              <table:table-cell office:value-type="float" office:value="-31.25">
                <text:p>-31.25</text:p>
              </table:table-cell>
              <table:table-cell office:value-type="float" office:value="14.7851908590656">
                <text:p>14.7851908590656</text:p>
              </table:table-cell>
              <table:table-cell office:value-type="float" office:value="-30.5846811109193">
                <text:p>-30.5846811109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1">
                <text:p>2.41</text:p>
              </table:table-cell>
              <table:table-cell office:value-type="float" office:value="-23.37">
                <text:p>-23.37</text:p>
              </table:table-cell>
              <table:table-cell office:value-type="float" office:value="2.80760705037976">
                <text:p>2.80760705037976</text:p>
              </table:table-cell>
              <table:table-cell office:value-type="float" office:value="-23.7550988150073">
                <text:p>-23.7550988150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.64">
                <text:p>-11.64</text:p>
              </table:table-cell>
              <table:table-cell office:value-type="float" office:value="-27.66">
                <text:p>-27.66</text:p>
              </table:table-cell>
              <table:table-cell office:value-type="float" office:value="-11.1904511354443">
                <text:p>-11.1904511354443</text:p>
              </table:table-cell>
              <table:table-cell office:value-type="float" office:value="-27.6626992039239">
                <text:p>-27.6626992039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7.11">
                <text:p>-17.11</text:p>
              </table:table-cell>
              <table:table-cell office:value-type="float" office:value="-41.34">
                <text:p>-41.34</text:p>
              </table:table-cell>
              <table:table-cell office:value-type="float" office:value="-18.0088281374463">
                <text:p>-18.0088281374463</text:p>
              </table:table-cell>
              <table:table-cell office:value-type="float" office:value="-41.5675394394851">
                <text:p>-41.5675394394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.73">
                <text:p>-9.73</text:p>
              </table:table-cell>
              <table:table-cell office:value-type="float" office:value="-53.91">
                <text:p>-53.91</text:p>
              </table:table-cell>
              <table:table-cell office:value-type="float" office:value="-10.2258898753927">
                <text:p>-10.2258898753927</text:p>
              </table:table-cell>
              <table:table-cell office:value-type="float" office:value="-54.4170437279777">
                <text:p>-54.41704372797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7">
                <text:p>4.87</text:p>
              </table:table-cell>
              <table:table-cell office:value-type="float" office:value="-56.05">
                <text:p>-56.05</text:p>
              </table:table-cell>
              <table:table-cell office:value-type="float" office:value="4.6169823184842">
                <text:p>4.6169823184842</text:p>
              </table:table-cell>
              <table:table-cell office:value-type="float" office:value="-55.9196010212676">
                <text:p>-55.9196010212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7">
                <text:p>15.77</text:p>
              </table:table-cell>
              <table:table-cell office:value-type="float" office:value="-46.55">
                <text:p>-46.55</text:p>
              </table:table-cell>
              <table:table-cell office:value-type="float" office:value="15.3753723645637">
                <text:p>15.3753723645637</text:p>
              </table:table-cell>
              <table:table-cell office:value-type="float" office:value="-46.4494052994251">
                <text:p>-46.44940529942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04">
                <text:p>15.04</text:p>
              </table:table-cell>
              <table:table-cell office:value-type="float" office:value="-31.79">
                <text:p>-31.79</text:p>
              </table:table-cell>
              <table:table-cell office:value-type="float" office:value="14.2165940167048">
                <text:p>14.2165940167048</text:p>
              </table:table-cell>
              <table:table-cell office:value-type="float" office:value="-32.0970818442787">
                <text:p>-32.09708184427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9">
                <text:p>2.99</text:p>
              </table:table-cell>
              <table:table-cell office:value-type="float" office:value="-23.46">
                <text:p>-23.46</text:p>
              </table:table-cell>
              <table:table-cell office:value-type="float" office:value="2.99965462046511">
                <text:p>2.99965462046511</text:p>
              </table:table-cell>
              <table:table-cell office:value-type="float" office:value="-24.3568639680383">
                <text:p>-24.35686396803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.17">
                <text:p>-11.17</text:p>
              </table:table-cell>
              <table:table-cell office:value-type="float" office:value="-27.25">
                <text:p>-27.25</text:p>
              </table:table-cell>
              <table:table-cell office:value-type="float" office:value="-10.5844762381861">
                <text:p>-10.5844762381861</text:p>
              </table:table-cell>
              <table:table-cell office:value-type="float" office:value="-27.9447235753779">
                <text:p>-27.9447235753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7.12">
                <text:p>-17.12</text:p>
              </table:table-cell>
              <table:table-cell office:value-type="float" office:value="-40.65">
                <text:p>-40.65</text:p>
              </table:table-cell>
              <table:table-cell office:value-type="float" office:value="-17.651189690234">
                <text:p>-17.651189690234</text:p>
              </table:table-cell>
              <table:table-cell office:value-type="float" office:value="-39.8727039027599">
                <text:p>-39.8727039027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33">
                <text:p>-10.33</text:p>
              </table:table-cell>
              <table:table-cell office:value-type="float" office:value="-53.5">
                <text:p>-53.5</text:p>
              </table:table-cell>
              <table:table-cell office:value-type="float" office:value="-10.6290878174159">
                <text:p>-10.6290878174159</text:p>
              </table:table-cell>
              <table:table-cell office:value-type="float" office:value="-52.682235880246">
                <text:p>-52.682235880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">
                <text:p>4.3</text:p>
              </table:table-cell>
              <table:table-cell office:value-type="float" office:value="-56.2">
                <text:p>-56.2</text:p>
              </table:table-cell>
              <table:table-cell office:value-type="float" office:value="5.11053005198996">
                <text:p>5.11053005198996</text:p>
              </table:table-cell>
              <table:table-cell office:value-type="float" office:value="-56.4225286809304">
                <text:p>-56.4225286809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53">
                <text:p>15.53</text:p>
              </table:table-cell>
              <table:table-cell office:value-type="float" office:value="-47.12">
                <text:p>-47.12</text:p>
              </table:table-cell>
              <table:table-cell office:value-type="float" office:value="14.7315349220091">
                <text:p>14.7315349220091</text:p>
              </table:table-cell>
              <table:table-cell office:value-type="float" office:value="-47.7034996921782">
                <text:p>-47.70349969217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39">
                <text:p>15.39</text:p>
              </table:table-cell>
              <table:table-cell office:value-type="float" office:value="-32.41">
                <text:p>-32.41</text:p>
              </table:table-cell>
              <table:table-cell office:value-type="float" office:value="15.0761393628131">
                <text:p>15.0761393628131</text:p>
              </table:table-cell>
              <table:table-cell office:value-type="float" office:value="-31.311151214633">
                <text:p>-31.311151214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68">
                <text:p>3.68</text:p>
              </table:table-cell>
              <table:table-cell office:value-type="float" office:value="-23.58">
                <text:p>-23.58</text:p>
              </table:table-cell>
              <table:table-cell office:value-type="float" office:value="3.61237298245651">
                <text:p>3.61237298245651</text:p>
              </table:table-cell>
              <table:table-cell office:value-type="float" office:value="-24.5941304441081">
                <text:p>-24.5941304441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0.61">
                <text:p>-10.61</text:p>
              </table:table-cell>
              <table:table-cell office:value-type="float" office:value="-26.79">
                <text:p>-26.79</text:p>
              </table:table-cell>
              <table:table-cell office:value-type="float" office:value="-11.139343172421">
                <text:p>-11.139343172421</text:p>
              </table:table-cell>
              <table:table-cell office:value-type="float" office:value="-26.6895825658883">
                <text:p>-26.6895825658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7.13">
                <text:p>-17.13</text:p>
              </table:table-cell>
              <table:table-cell office:value-type="float" office:value="-40.03">
                <text:p>-40.03</text:p>
              </table:table-cell>
              <table:table-cell office:value-type="float" office:value="-17.2656590541696">
                <text:p>-17.2656590541696</text:p>
              </table:table-cell>
              <table:table-cell office:value-type="float" office:value="-39.8808189263294">
                <text:p>-39.8808189263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86">
                <text:p>-10.86</text:p>
              </table:table-cell>
              <table:table-cell office:value-type="float" office:value="-53.1">
                <text:p>-53.1</text:p>
              </table:table-cell>
              <table:table-cell office:value-type="float" office:value="-11.0435620848692">
                <text:p>-11.0435620848692</text:p>
              </table:table-cell>
              <table:table-cell office:value-type="float" office:value="-53.1100332903576">
                <text:p>-53.1100332903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7">
                <text:p>3.57</text:p>
              </table:table-cell>
              <table:table-cell office:value-type="float" office:value="-56.37">
                <text:p>-56.37</text:p>
              </table:table-cell>
              <table:table-cell office:value-type="float" office:value="4.01240979610216">
                <text:p>4.01240979610216</text:p>
              </table:table-cell>
              <table:table-cell office:value-type="float" office:value="-56.4869274943104">
                <text:p>-56.4869274943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1">
                <text:p>15.21</text:p>
              </table:table-cell>
              <table:table-cell office:value-type="float" office:value="-47.77">
                <text:p>-47.77</text:p>
              </table:table-cell>
              <table:table-cell office:value-type="float" office:value="15.6085173777156">
                <text:p>15.6085173777156</text:p>
              </table:table-cell>
              <table:table-cell office:value-type="float" office:value="-48.0282742129839">
                <text:p>-48.0282742129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7">
                <text:p>15.67</text:p>
              </table:table-cell>
              <table:table-cell office:value-type="float" office:value="-33.01">
                <text:p>-33.01</text:p>
              </table:table-cell>
              <table:table-cell office:value-type="float" office:value="15.8383268868585">
                <text:p>15.8383268868585</text:p>
              </table:table-cell>
              <table:table-cell office:value-type="float" office:value="-32.7573954620414">
                <text:p>-32.75739546204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31">
                <text:p>4.31</text:p>
              </table:table-cell>
              <table:table-cell office:value-type="float" office:value="-23.74">
                <text:p>-23.74</text:p>
              </table:table-cell>
              <table:table-cell office:value-type="float" office:value="4.32707926248604">
                <text:p>4.32707926248604</text:p>
              </table:table-cell>
              <table:table-cell office:value-type="float" office:value="-24.8578236288936">
                <text:p>-24.8578236288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0.07">
                <text:p>-10.07</text:p>
              </table:table-cell>
              <table:table-cell office:value-type="float" office:value="-26.39">
                <text:p>-26.39</text:p>
              </table:table-cell>
              <table:table-cell office:value-type="float" office:value="-10.7496518911692">
                <text:p>-10.7496518911692</text:p>
              </table:table-cell>
              <table:table-cell office:value-type="float" office:value="-26.9489784422707">
                <text:p>-26.94897844227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11">
                <text:p>-17.11</text:p>
              </table:table-cell>
              <table:table-cell office:value-type="float" office:value="-39.26">
                <text:p>-39.26</text:p>
              </table:table-cell>
              <table:table-cell office:value-type="float" office:value="-16.5775983209745">
                <text:p>-16.5775983209745</text:p>
              </table:table-cell>
              <table:table-cell office:value-type="float" office:value="-39.3997377972735">
                <text:p>-39.3997377972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1.41">
                <text:p>-11.41</text:p>
              </table:table-cell>
              <table:table-cell office:value-type="float" office:value="-52.67">
                <text:p>-52.67</text:p>
              </table:table-cell>
              <table:table-cell office:value-type="float" office:value="-11.1273245435963">
                <text:p>-11.1273245435963</text:p>
              </table:table-cell>
              <table:table-cell office:value-type="float" office:value="-52.4861416608266">
                <text:p>-52.4861416608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3">
                <text:p>2.93</text:p>
              </table:table-cell>
              <table:table-cell office:value-type="float" office:value="-56.49">
                <text:p>-56.49</text:p>
              </table:table-cell>
              <table:table-cell office:value-type="float" office:value="2.95077197497747">
                <text:p>2.95077197497747</text:p>
              </table:table-cell>
              <table:table-cell office:value-type="float" office:value="-57.2841361743529">
                <text:p>-57.2841361743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9">
                <text:p>14.9</text:p>
              </table:table-cell>
              <table:table-cell office:value-type="float" office:value="-48.31">
                <text:p>-48.31</text:p>
              </table:table-cell>
              <table:table-cell office:value-type="float" office:value="14.8871070959237">
                <text:p>14.8871070959237</text:p>
              </table:table-cell>
              <table:table-cell office:value-type="float" office:value="-47.9669412830147">
                <text:p>-47.9669412830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98">
                <text:p>15.98</text:p>
              </table:table-cell>
              <table:table-cell office:value-type="float" office:value="-33.72">
                <text:p>-33.72</text:p>
              </table:table-cell>
              <table:table-cell office:value-type="float" office:value="14.41767762403">
                <text:p>14.41767762403</text:p>
              </table:table-cell>
              <table:table-cell office:value-type="float" office:value="-33.3241115038479">
                <text:p>-33.3241115038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098cm" svg:y="3.955cm" style:legend-expansion="high" chart:style-name="ch2"/>
        <chart:plot-area chart:style-name="ch3" table:cell-range-address="'estimate_error_AIS30_spd0.5_CR12_noise0.5_0.2_6'.C1:'estimate_error_AIS30_spd0.5_CR12_noise0.5_0.2_6'.C44 'estimate_error_AIS30_spd0.5_CR12_noise0.5_0.2_6'.F1:'estimate_error_AIS30_spd0.5_CR12_noise0.5_0.2_6'.F44" chart:data-source-has-labels="row" svg:x="0.319cm" svg:y="0.18cm" svg:width="13.46cm" svg:height="8.646cm">
          <chart:coordinate-region svg:x="1.046cm" svg:y="0.379cm" svg:width="12.593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timate_error_AIS30_spd0.5_CR12_noise0.5_0.2_6'.C2:'estimate_error_AIS30_spd0.5_CR12_noise0.5_0.2_6'.C44" chart:label-cell-address="'estimate_error_AIS30_spd0.5_CR12_noise0.5_0.2_6'.C1:'estimate_error_AIS30_spd0.5_CR12_noise0.5_0.2_6'.C1" chart:class="chart:line">
            <chart:data-point chart:repeated="43"/>
          </chart:series>
          <chart:series chart:style-name="ch7" chart:values-cell-range-address="'estimate_error_AIS30_spd0.5_CR12_noise0.5_0.2_6'.F2:'estimate_error_AIS30_spd0.5_CR12_noise0.5_0.2_6'.F44" chart:label-cell-address="'estimate_error_AIS30_spd0.5_CR12_noise0.5_0.2_6'.F1:'estimate_error_AIS30_spd0.5_CR12_noise0.5_0.2_6'.F1" chart:class="chart:line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e</text:p>
                <draw:g>
                  <svg:desc>'estimate_error_AIS30_spd0.5_CR12_noise0.5_0.2_6'.C1:'estimate_error_AIS30_spd0.5_CR12_noise0.5_0.2_6'.C1</svg:desc>
                </draw:g>
              </table:table-cell>
              <table:table-cell office:value-type="string">
                <text:p>yse</text:p>
                <draw:g>
                  <svg:desc>'estimate_error_AIS30_spd0.5_CR12_noise0.5_0.2_6'.F1:'estimate_error_AIS30_spd0.5_CR12_noise0.5_0.2_6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46839979507">
                <text:p>0.4846839979507</text:p>
                <draw:g>
                  <svg:desc>'estimate_error_AIS30_spd0.5_CR12_noise0.5_0.2_6'.C2:'estimate_error_AIS30_spd0.5_CR12_noise0.5_0.2_6'.C44</svg:desc>
                </draw:g>
              </table:table-cell>
              <table:table-cell office:value-type="float" office:value="0.0735501987632006">
                <text:p>0.0735501987632006</text:p>
                <draw:g>
                  <svg:desc>'estimate_error_AIS30_spd0.5_CR12_noise0.5_0.2_6'.F2:'estimate_error_AIS30_spd0.5_CR12_noise0.5_0.2_6'.F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7410289308131">
                <text:p>0.487410289308131</text:p>
              </table:table-cell>
              <table:table-cell office:value-type="float" office:value="1.05677975112122">
                <text:p>1.05677975112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3912668190704">
                <text:p>0.443912668190704</text:p>
              </table:table-cell>
              <table:table-cell office:value-type="float" office:value="1.32196451309509">
                <text:p>1.32196451309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7805297893902">
                <text:p>0.387805297893902</text:p>
              </table:table-cell>
              <table:table-cell office:value-type="float" office:value="0.513510464154095">
                <text:p>0.513510464154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9554374778792">
                <text:p>0.0519554374778792</text:p>
              </table:table-cell>
              <table:table-cell office:value-type="float" office:value="0.212555214773609">
                <text:p>0.212555214773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879441750283">
                <text:p>0.011879441750283</text:p>
              </table:table-cell>
              <table:table-cell office:value-type="float" office:value="0.263860183436414">
                <text:p>0.2638601834364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9362948264892">
                <text:p>0.339362948264892</text:p>
              </table:table-cell>
              <table:table-cell office:value-type="float" office:value="0.170754281613789">
                <text:p>0.1707542816137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8491692693749">
                <text:p>0.238491692693749</text:p>
              </table:table-cell>
              <table:table-cell office:value-type="float" office:value="0.232322890470183">
                <text:p>0.2323228904701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1741789710569">
                <text:p>0.311741789710569</text:p>
              </table:table-cell>
              <table:table-cell office:value-type="float" office:value="0.217272543624791">
                <text:p>0.21727254362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05996239636573">
                <text:p>0.505996239636573</text:p>
              </table:table-cell>
              <table:table-cell office:value-type="float" office:value="0.739185614393247">
                <text:p>0.7391856143932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6861863346314">
                <text:p>0.836861863346314</text:p>
              </table:table-cell>
              <table:table-cell office:value-type="float" office:value="0.57997744804549">
                <text:p>0.579977448045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84506234217667">
                <text:p>0.384506234217667</text:p>
              </table:table-cell>
              <table:table-cell office:value-type="float" office:value="0.732804982601458">
                <text:p>0.732804982601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7693606164719">
                <text:p>0.487693606164719</text:p>
              </table:table-cell>
              <table:table-cell office:value-type="float" office:value="1.20642654957626">
                <text:p>1.20642654957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8139846597009">
                <text:p>0.178139846597009</text:p>
              </table:table-cell>
              <table:table-cell office:value-type="float" office:value="0.746974648907631">
                <text:p>0.746974648907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1908590655547">
                <text:p>0.0351908590655547</text:p>
              </table:table-cell>
              <table:table-cell office:value-type="float" office:value="0.665318889080737">
                <text:p>0.66531888908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7607050379761">
                <text:p>0.397607050379761</text:p>
              </table:table-cell>
              <table:table-cell office:value-type="float" office:value="0.385098815007268">
                <text:p>0.385098815007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548864555682">
                <text:p>0.449548864555682</text:p>
              </table:table-cell>
              <table:table-cell office:value-type="float" office:value="0.00269920392393885">
                <text:p>0.00269920392393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8828137446255">
                <text:p>0.898828137446255</text:p>
              </table:table-cell>
              <table:table-cell office:value-type="float" office:value="0.227539439485049">
                <text:p>0.2275394394850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5889875392663">
                <text:p>0.495889875392663</text:p>
              </table:table-cell>
              <table:table-cell office:value-type="float" office:value="0.507043727977653">
                <text:p>0.50704372797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3017681515805">
                <text:p>0.253017681515805</text:p>
              </table:table-cell>
              <table:table-cell office:value-type="float" office:value="0.13039897873243">
                <text:p>0.13039897873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4627635436287">
                <text:p>0.394627635436287</text:p>
              </table:table-cell>
              <table:table-cell office:value-type="float" office:value="0.100594700574923">
                <text:p>0.1005947005749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340598329524">
                <text:p>0.82340598329524</text:p>
              </table:table-cell>
              <table:table-cell office:value-type="float" office:value="0.307081844278684">
                <text:p>0.3070818442786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965462046511245">
                <text:p>0.00965462046511245</text:p>
              </table:table-cell>
              <table:table-cell office:value-type="float" office:value="0.896863968038314">
                <text:p>0.896863968038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5523761813917">
                <text:p>0.585523761813917</text:p>
              </table:table-cell>
              <table:table-cell office:value-type="float" office:value="0.694723575377928">
                <text:p>0.694723575377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31189690233997">
                <text:p>0.531189690233997</text:p>
              </table:table-cell>
              <table:table-cell office:value-type="float" office:value="0.777296097240054">
                <text:p>0.777296097240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087817415899">
                <text:p>0.299087817415899</text:p>
              </table:table-cell>
              <table:table-cell office:value-type="float" office:value="0.817764119754038">
                <text:p>0.8177641197540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10530051989959">
                <text:p>0.810530051989959</text:p>
              </table:table-cell>
              <table:table-cell office:value-type="float" office:value="0.222528680930431">
                <text:p>0.222528680930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98465077990912">
                <text:p>0.798465077990912</text:p>
              </table:table-cell>
              <table:table-cell office:value-type="float" office:value="0.583499692178187">
                <text:p>0.583499692178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3860637186856">
                <text:p>0.313860637186856</text:p>
              </table:table-cell>
              <table:table-cell office:value-type="float" office:value="1.09884878536695">
                <text:p>1.098848785366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76270175434928">
                <text:p>0.0676270175434928</text:p>
              </table:table-cell>
              <table:table-cell office:value-type="float" office:value="1.0141304441081">
                <text:p>1.01413044410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9343172420962">
                <text:p>0.529343172420962</text:p>
              </table:table-cell>
              <table:table-cell office:value-type="float" office:value="0.100417434111691">
                <text:p>0.100417434111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565905416959">
                <text:p>0.13565905416959</text:p>
              </table:table-cell>
              <table:table-cell office:value-type="float" office:value="0.149181073670633">
                <text:p>0.149181073670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562084869232">
                <text:p>0.183562084869232</text:p>
              </table:table-cell>
              <table:table-cell office:value-type="float" office:value="0.0100332903575548">
                <text:p>0.01003329035755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42409796102164">
                <text:p>0.442409796102164</text:p>
              </table:table-cell>
              <table:table-cell office:value-type="float" office:value="0.116927494310424">
                <text:p>0.116927494310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8517377715615">
                <text:p>0.398517377715615</text:p>
              </table:table-cell>
              <table:table-cell office:value-type="float" office:value="0.258274212983942">
                <text:p>0.258274212983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832688685852">
                <text:p>0.16832688685852</text:p>
              </table:table-cell>
              <table:table-cell office:value-type="float" office:value="0.252604537958589">
                <text:p>0.2526045379585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0792624860399">
                <text:p>0.0170792624860399</text:p>
              </table:table-cell>
              <table:table-cell office:value-type="float" office:value="1.11782362889365">
                <text:p>1.11782362889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79651891169222">
                <text:p>0.679651891169222</text:p>
              </table:table-cell>
              <table:table-cell office:value-type="float" office:value="0.558978442270661">
                <text:p>0.5589784422706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32401679025508">
                <text:p>0.532401679025508</text:p>
              </table:table-cell>
              <table:table-cell office:value-type="float" office:value="0.13973779727354">
                <text:p>0.13973779727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2675456403711">
                <text:p>0.282675456403711</text:p>
              </table:table-cell>
              <table:table-cell office:value-type="float" office:value="0.183858339173369">
                <text:p>0.1838583391733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7719749774702">
                <text:p>0.0207719749774702</text:p>
              </table:table-cell>
              <table:table-cell office:value-type="float" office:value="0.794136174352886">
                <text:p>0.7941361743528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8929040763115">
                <text:p>0.0128929040763115</text:p>
              </table:table-cell>
              <table:table-cell office:value-type="float" office:value="0.343058716985311">
                <text:p>0.343058716985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6232237597001">
                <text:p>1.56232237597001</text:p>
              </table:table-cell>
              <table:table-cell office:value-type="float" office:value="0.395888496152097">
                <text:p>0.395888496152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381cm" svg:y="0.316cm" chart:style-name="ch2">
          <text:p>Prediction error</text:p>
        </chart:title>
        <chart:legend chart:legend-position="end" svg:x="10.557cm" svg:y="2.204cm" style:legend-expansion="custom" svg:width="5.314cm" svg:height="0.995cm" style:legend-expansion-aspect-ratio="5.34070351758794" chart:style-name="ch3"/>
        <chart:plot-area chart:style-name="ch4" table:cell-range-address="'estimate_error_AIS30_spd0.5_CR12_noise0.5_0.2_6'.G1:'estimate_error_AIS30_spd0.5_CR12_noise0.5_0.2_6'.G44" chart:data-source-has-labels="row" svg:x="1.33cm" svg:y="1.275cm" svg:width="8.825cm" svg:height="6.57cm">
          <chart:coordinate-region svg:x="2.057cm" svg:y="1.474cm" svg:width="7.958cm" svg:height="5.579cm"/>
          <chart:axis chart:dimension="x" chart:name="primary-x" chart:style-name="ch5">
            <chart:title svg:x="4.56cm" svg:y="8.025cm" chart:style-name="ch6">
              <text:p>Measurement #</text:p>
            </chart:title>
          </chart:axis>
          <chart:axis chart:dimension="y" chart:name="primary-y" chart:style-name="ch5">
            <chart:title svg:x="0.451cm" svg:y="5.358cm" chart:style-name="ch7">
              <text:p>RMSE (m)</text:p>
            </chart:title>
            <chart:grid chart:style-name="ch8" chart:class="major"/>
          </chart:axis>
          <chart:series chart:style-name="ch9" chart:values-cell-range-address="'estimate_error_AIS30_spd0.5_CR12_noise0.5_0.2_6'.G2:'estimate_error_AIS30_spd0.5_CR12_noise0.5_0.2_6'.G44" chart:label-cell-address="'estimate_error_AIS30_spd0.5_CR12_noise0.5_0.2_6'.G1:'estimate_error_AIS30_spd0.5_CR12_noise0.5_0.2_6'.G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 12m, period 30s, speed 0.5ms-1</text:p>
                <draw:g>
                  <svg:desc>'estimate_error_AIS30_spd0.5_CR12_noise0.5_0.2_6'.G1:'estimate_error_AIS30_spd0.5_CR12_noise0.5_0.2_6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232811639103">
                <text:p>0.490232811639103</text:p>
                <draw:g>
                  <svg:desc>'estimate_error_AIS30_spd0.5_CR12_noise0.5_0.2_6'.G2:'estimate_error_AIS30_spd0.5_CR12_noise0.5_0.2_6'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376639945621">
                <text:p>1.16376639945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9450659046952">
                <text:p>1.39450659046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3495101667706">
                <text:p>0.643495101667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8812903666518">
                <text:p>0.218812903666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127464568523">
                <text:p>0.264127464568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9900296583828">
                <text:p>0.379900296583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2944759562829">
                <text:p>0.332944759562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99872388188">
                <text:p>0.37998723881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5783214317099">
                <text:p>0.8957832143170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819036460027">
                <text:p>1.01819036460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27555548998238">
                <text:p>0.8275555489982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0127248223285">
                <text:p>1.301272482232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92247724382">
                <text:p>0.7679224772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6248917994917">
                <text:p>0.666248917994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3527292761338">
                <text:p>0.5535272927613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49556967830692">
                <text:p>0.449556967830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7181868452072">
                <text:p>0.927181868452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225007031215">
                <text:p>0.709225007031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4643357228118">
                <text:p>0.284643357228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7247178546142">
                <text:p>0.407247178546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8804114926643">
                <text:p>0.878804114926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96915931880885">
                <text:p>0.896915931880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08558705772287">
                <text:p>0.9085587057722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1462537648477">
                <text:p>0.941462537648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70742027286901">
                <text:p>0.870742027286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0522444087892">
                <text:p>0.840522444087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8948113675875">
                <text:p>0.98894811367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4279357395715">
                <text:p>1.142793573957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1638278771766">
                <text:p>1.01638278771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8783681325134">
                <text:p>0.5387836813251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163921176128">
                <text:p>0.201639211761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83836084371209">
                <text:p>0.1838360843712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57600772085092">
                <text:p>0.4576007720850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4891218526733">
                <text:p>0.474891218526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03550643940601">
                <text:p>0.3035506439406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1795409857473">
                <text:p>1.11795409857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79990677276319">
                <text:p>0.879990677276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50434555434196">
                <text:p>0.550434555434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37208099749451">
                <text:p>0.337208099749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9440779097407">
                <text:p>0.794407790974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43300903399815">
                <text:p>0.343300903399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1170062599794">
                <text:p>1.611700625997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